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808080" draw:marker-start="Short_20_line_20_Arrow" draw:marker-end="Short_20_line_20_Arrow" draw:marker-end-width="0.3cm" draw:fill="none" draw:textarea-vertical-align="middle"/>
    </style:style>
    <style:style style:name="gr12" style:family="graphic" style:parent-style-name="standard">
      <style:graphic-properties svg:stroke-color="#c0c0c0" draw:fill-color="#c5000b" draw:opacity="25%" draw:textarea-horizontal-align="justify" draw:textarea-vertical-align="middle" draw:auto-grow-height="false" draw:shadow-opacity="25%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 style:list-style-name="L6">
      <style:graphic-properties fo:min-height="12.18cm"/>
    </style:style>
    <style:style style:name="pr7" style:family="presentation" style:parent-style-name="lyt-aqua-outline1" style:list-style-name="L6">
      <style:graphic-properties fo:min-height="12.18cm"/>
    </style:style>
    <style:style style:name="P1" style:family="paragraph">
      <style:text-properties fo:font-size="48pt" fo:font-style="italic" style:font-size-asian="48pt" style:font-style-asian="italic" style:font-size-complex="48pt" style:font-style-complex="italic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499cm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top="0cm" fo:margin-bottom="0.499cm"/>
      <style:text-properties fo:font-size="18pt"/>
    </style:style>
    <style:style style:name="P7" style:family="paragraph"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9" style:family="paragraph"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280099" fo:font-family="Albany" style:font-family-generic="roman" style:font-pitch="variable" fo:font-size="32pt" style:letter-kerning="false" style:font-family-asian="'Andale Sans UI'" style:font-pitch-asian="variable" style:font-size-asian="32pt" style:font-family-complex="Tahoma" style:font-pitch-complex="variable" style:font-size-complex="32pt"/>
    </style:style>
    <style:style style:name="T6" style:family="text">
      <style:text-properties fo:font-size="15pt" fo:font-style="italic" style:font-size-asian="15pt" style:font-style-asian="italic" style:font-size-complex="15pt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)" style:num-format="1" text:start-value="2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 text:start-value="4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 text:start-value="4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•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11 giugno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me si lavora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nuno sulla sua postazione</text:p>
              </text:list-item>
              <text:list-item>
                <text:p>Svolgere l'esercizio sulla traccia</text:p>
              </text:list-item>
              <text:list-item>
                <text:p>Si possono scambiare opinioni, consultare materiale, fare domande.</text:p>
              </text:list-item>
              <text:list-item>
                <text:p>Tempo: 3 ore. </text:p>
              </text:list-item>
            </text:list>
          </draw:text-box>
        </draw:frame>
        <draw:frame draw:style-name="gr2" draw:text-style-name="P1" draw:layer="layout" svg:width="21cm" svg:height="2.143cm" svg:x="4.6cm" svg:y="15.4cm">
          <draw:text-box>
            <text:p><text:span text:style-name="T3">http://bit.ly/13xtUw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text-style-name="P2" draw:layer="layout" svg:width="24.599cm" svg:height="12.18cm" svg:x="2cm" svg:y="5.5cm" presentation:class="outline">
          <draw:text-box>
            <text:list text:style-name="L2">
              <text:list-item>
                <text:p><text:span text:style-name="T4">Realizzare un sistema client-server per registrare i ri sultati dello spoglio di una elezione</text:span></text:p>
              </text:list-item>
              <text:list-item>
                <text:p><text:span text:style-name="T4">Concettualmente uguale al primo esercizio di laboratorio ma qui lo strutturiamo in un contesto divers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Requisiti funzional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 Client</text:p>
                <text:list>
                  <text:list-item>
                    <text:p>Inviano i loro risultati</text:p>
                  </text:list-item>
                  <text:list-item>
                    <text:p>Possono chiedere chi sta vincendo</text:p>
                  </text:list-item>
                  <text:list-item>
                    <text:p>Possono chiedere i risultati</text:p>
                  </text:list-item>
                </text:list>
              </text:list-item>
              <text:list-item>
                <text:p>Il server</text:p>
                <text:list>
                  <text:list-item>
                    <text:p>Aggrega i risultati inviati dai client</text:p>
                  </text:list-item>
                  <text:list-item>
                    <text:p>Risponde alle loro richie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custom-shape draw:style-name="gr3" draw:text-style-name="P3" draw:layer="layout" svg:width="6.2cm" svg:height="2.2cm" svg:x="10.6cm" svg:y="4.2cm">
          <text:p text:style-name="P3">ServerInterface</text:p>
          <text:p text:style-name="P3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24cm" svg:height="4.049cm" svg:x="1.919cm" svg:y="15.214cm">
          <draw:text-box>
            <text:p text:style-name="P4"><text:span text:style-name="T5">Si definisce una interfaccia che funge di fatto da API lato client e definisce le funzionalità offerte dal sistema.</text:span>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2" draw:layer="layout" svg:width="4.4cm" svg:height="0.962cm" svg:x="23.2cm" svg:y="5.2cm">
          <draw:text-box>
            <text:p text:style-name="P2"><text:span text:style-name="T4">Lato client</text:span></text:p>
          </draw:text-box>
        </draw:frame>
        <draw:frame draw:style-name="gr2" draw:text-style-name="P2" draw:layer="layout" svg:width="4.4cm" svg:height="0.962cm" svg:x="1.2cm" svg:y="5.2cm">
          <draw:text-box>
            <text:p text:style-name="P2"><text:span text:style-name="T4">Lato se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custom-shape draw:style-name="gr3" draw:text-style-name="P5" xml:id="id2" draw:id="id2" draw:layer="layout" svg:width="6.2cm" svg:height="2.2cm" svg:x="10.6cm" svg:y="4.2cm">
          <text:p text:style-name="P5">ServerInterface</text:p>
          <text:p text:style-name="P5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6" draw:layer="layout" svg:width="24cm" svg:height="4.049cm" svg:x="1.919cm" svg:y="15.214cm">
          <draw:text-box>
            <text:p text:style-name="P6"><text:span text:style-name="T5">Lato client, il ProxyServer implementa le funzionalità da ServerInterface e implementa il protocollo di comunicazione</text:span>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7" draw:layer="layout" svg:width="4.4cm" svg:height="0.962cm" svg:x="23.2cm" svg:y="5.2cm">
          <draw:text-box>
            <text:p text:style-name="P7"><text:span text:style-name="T4">Lato client</text:span></text:p>
          </draw:text-box>
        </draw:frame>
        <draw:frame draw:style-name="gr2" draw:text-style-name="P7" draw:layer="layout" svg:width="4.4cm" svg:height="0.962cm" svg:x="1.2cm" svg:y="5.2cm">
          <draw:text-box>
            <text:p text:style-name="P7"><text:span text:style-name="T4">Lato server</text:span></text:p>
          </draw:text-box>
        </draw:frame>
        <draw:custom-shape draw:style-name="gr3" draw:text-style-name="P5" xml:id="id1" draw:id="id1" draw:layer="layout" svg:width="4.8cm" svg:height="1.8cm" svg:x="17.2cm" svg:y="7.8cm">
          <text:p text:style-name="P5">Proxy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8" draw:layer="layout" svg:x1="19.6cm" svg:y1="7.8cm" svg:x2="16.8cm" svg:y2="5.3cm" draw:start-shape="id1" draw:start-glue-point="4" draw:end-shape="id2" draw:end-glue-point="7" svg:d="m19600 7800v-2500h-2800" svg:viewBox="0 0 2801 2501">
          <text:p/>
        </draw:connector>
        <draw:custom-shape draw:style-name="gr3" draw:text-style-name="P5" xml:id="id3" draw:id="id3" draw:layer="layout" svg:width="4.8cm" svg:height="1.8cm" svg:x="17.199cm" svg:y="12.099cm">
          <text:p text:style-name="P5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9.599cm" svg:y1="12.099cm" svg:x2="19.6cm" svg:y2="9.6cm" draw:start-shape="id3" draw:start-glue-point="4" draw:end-shape="id1" draw:end-glue-point="6" svg:d="m19599 12099v-1249h1v-1250" svg:viewBox="0 0 2 2500">
          <text:p/>
        </draw:connector>
        <draw:frame draw:style-name="gr2" draw:text-style-name="P5" draw:layer="layout" svg:width="4.6cm" svg:height="0.839cm" svg:x="19cm" svg:y="10.4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16.9cm" svg:y="4.601cm">
          <draw:text-box>
            <text:p text:style-name="P5"><text:span text:style-name="T6">&lt;implement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custom-shape draw:style-name="gr3" draw:text-style-name="P5" xml:id="id5" draw:id="id5" draw:layer="layout" svg:width="6.2cm" svg:height="2.2cm" svg:x="10.6cm" svg:y="4.2cm">
          <text:p text:style-name="P5">ServerInterface</text:p>
          <text:p text:style-name="P5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6" draw:layer="layout" svg:width="24cm" svg:height="4.049cm" svg:x="1.919cm" svg:y="15.214cm">
          <draw:text-box>
            <text:p text:style-name="P6"><text:span text:style-name="T5">Lato server, uno skeleton implementa le funzionalità. Viene condiviso tra i thread che gestiscono la comunicazione coi client</text:span>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7" draw:layer="layout" svg:width="4.4cm" svg:height="0.962cm" svg:x="23.2cm" svg:y="5.2cm">
          <draw:text-box>
            <text:p text:style-name="P7"><text:span text:style-name="T4">Lato client</text:span></text:p>
          </draw:text-box>
        </draw:frame>
        <draw:frame draw:style-name="gr2" draw:text-style-name="P7" draw:layer="layout" svg:width="4.4cm" svg:height="0.962cm" svg:x="1.2cm" svg:y="5.2cm">
          <draw:text-box>
            <text:p text:style-name="P7"><text:span text:style-name="T4">Lato server</text:span></text:p>
          </draw:text-box>
        </draw:frame>
        <draw:custom-shape draw:style-name="gr3" draw:text-style-name="P5" xml:id="id4" draw:id="id4" draw:layer="layout" svg:width="4.8cm" svg:height="1.8cm" svg:x="17.2cm" svg:y="7.8cm">
          <text:p text:style-name="P5">Proxy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8" draw:layer="layout" svg:x1="19.6cm" svg:y1="7.8cm" svg:x2="16.8cm" svg:y2="5.3cm" draw:start-shape="id4" draw:start-glue-point="4" draw:end-shape="id5" draw:end-glue-point="7" svg:d="m19600 7800v-2500h-2800" svg:viewBox="0 0 2801 2501">
          <text:p/>
        </draw:connector>
        <draw:custom-shape draw:style-name="gr3" draw:text-style-name="P5" xml:id="id6" draw:id="id6" draw:layer="layout" svg:width="4.8cm" svg:height="1.8cm" svg:x="17.199cm" svg:y="12.099cm">
          <text:p text:style-name="P5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9.599cm" svg:y1="12.099cm" svg:x2="19.6cm" svg:y2="9.6cm" draw:start-shape="id6" draw:start-glue-point="4" draw:end-shape="id4" draw:end-glue-point="6" svg:d="m19599 12099v-1249h1v-1250" svg:viewBox="0 0 2 2500">
          <text:p/>
        </draw:connector>
        <draw:frame draw:style-name="gr2" draw:text-style-name="P5" draw:layer="layout" svg:width="4.6cm" svg:height="0.839cm" svg:x="19cm" svg:y="10.4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16.9cm" svg:y="4.601cm">
          <draw:text-box>
            <text:p text:style-name="P5"><text:span text:style-name="T6">&lt;implements&gt;</text:span></text:p>
          </draw:text-box>
        </draw:frame>
        <draw:custom-shape draw:style-name="gr3" draw:text-style-name="P5" xml:id="id7" draw:id="id7" draw:layer="layout" svg:width="4.8cm" svg:height="1.8cm" svg:x="5.699cm" svg:y="6.499cm">
          <text:p text:style-name="P5">Skelet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3" draw:layer="layout" svg:x1="8.099cm" svg:y1="6.499cm" svg:x2="10.6cm" svg:y2="5.3cm" draw:start-shape="id7" draw:start-glue-point="4" draw:end-shape="id5" draw:end-glue-point="5" svg:d="m8099 6499v-1199h2501" svg:viewBox="0 0 2502 1200">
          <text:p/>
        </draw:connector>
        <draw:frame draw:style-name="gr2" draw:text-style-name="P5" draw:layer="layout" svg:width="4.6cm" svg:height="0.839cm" svg:x="6.1cm" svg:y="4.461cm">
          <draw:text-box>
            <text:p text:style-name="P5"><text:span text:style-name="T6">&lt;implements&gt;</text:span></text:p>
          </draw:text-box>
        </draw:frame>
        <draw:custom-shape draw:style-name="gr3" draw:text-style-name="P5" xml:id="id8" draw:id="id8" draw:layer="layout" svg:width="4.8cm" svg:height="1.8cm" svg:x="1.6cm" svg:y="12.8cm">
          <text:p text:style-name="P5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9" draw:id="id9" draw:layer="layout" svg:width="4.8cm" svg:height="1.8cm" svg:x="5.699cm" svg:y="9.999cm">
          <text:p text:style-name="P5">Serve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6.4cm" svg:y1="13.7cm" svg:x2="8.099cm" svg:y2="11.799cm" draw:start-shape="id8" draw:start-glue-point="7" draw:end-shape="id9" draw:end-glue-point="6" svg:d="m6400 13700h1699v-1901" svg:viewBox="0 0 1700 1902">
          <text:p/>
        </draw:connector>
        <draw:connector draw:style-name="gr10" draw:text-style-name="P3" draw:layer="layout" svg:x1="8.099cm" svg:y1="9.999cm" svg:x2="8.099cm" svg:y2="8.299cm" draw:start-shape="id9" draw:start-glue-point="4" draw:end-shape="id7" draw:end-glue-point="6" svg:d="m8099 9999v-1700" svg:viewBox="0 0 1 1701">
          <text:p/>
        </draw:connector>
        <draw:frame draw:style-name="gr2" draw:text-style-name="P5" draw:layer="layout" svg:width="4.6cm" svg:height="0.839cm" svg:x="7.4cm" svg:y="12.561cm">
          <draw:text-box>
            <text:p text:style-name="P5"><text:span text:style-name="T6">&lt;delegates&gt;</text:span></text:p>
          </draw:text-box>
        </draw:frame>
        <draw:connector draw:style-name="gr10" draw:text-style-name="P3" draw:layer="layout" svg:x1="4cm" svg:y1="12.8cm" svg:x2="5.699cm" svg:y2="7.399cm" draw:start-shape="id8" draw:start-glue-point="4" draw:end-shape="id7" draw:end-glue-point="5" svg:d="m4000 12800v-5401h1699" svg:viewBox="0 0 1700 5402">
          <text:p/>
        </draw:connector>
        <draw:frame draw:style-name="gr2" draw:text-style-name="P5" draw:layer="layout" svg:width="4.6cm" svg:height="0.839cm" svg:x="7.4cm" svg:y="8.962cm">
          <draw:text-box>
            <text:p text:style-name="P5"><text:span text:style-name="T6">&lt;uses&gt;</text:span></text:p>
          </draw:text-box>
        </draw:frame>
        <draw:frame draw:style-name="gr2" draw:text-style-name="P5" draw:layer="layout" svg:width="4.6cm" svg:height="0.839cm" svg:x="7.4cm" svg:y="12.562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-0.043cm" svg:y="8.462cm">
          <draw:text-box>
            <text:p text:style-name="P5"><text:span text:style-name="T6">&lt;instantiates&gt;</text:span></text:p>
          </draw:text-box>
        </draw:frame>
        <draw:connector draw:style-name="gr11" draw:text-style-name="P3" draw:layer="layout" draw:type="line" svg:x1="11.205cm" svg:y1="10.799cm" svg:x2="16.577cm" svg:y2="8.828cm" svg:d="m11205 10799 5372-1971" svg:viewBox="0 0 5373 1972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custom-shape draw:style-name="gr3" draw:text-style-name="P5" xml:id="id11" draw:id="id11" draw:layer="layout" svg:width="6.2cm" svg:height="2.2cm" svg:x="10.6cm" svg:y="4.2cm">
          <text:p text:style-name="P5">ServerInterface</text:p>
          <text:p text:style-name="P5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6.405cm" svg:height="6.4cm" svg:x="4.8cm" svg:y="6.1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frame draw:style-name="gr13" draw:text-style-name="P6" draw:layer="layout" svg:width="24cm" svg:height="4.548cm" svg:x="1.919cm" svg:y="15.214cm">
          <draw:text-box>
            <text:p text:style-name="P6"><text:span text:style-name="T5">In problemi semplici, questi due elementi possono essere uniti in un unico elemento.</text:span></text:p>
            <text:p text:style-name="P6"><text:span text:style-name="T5">In questo esercizio è consigliato farlo.</text:span>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7" draw:layer="layout" svg:width="4.4cm" svg:height="0.962cm" svg:x="23.2cm" svg:y="5.2cm">
          <draw:text-box>
            <text:p text:style-name="P7"><text:span text:style-name="T4">Lato client</text:span></text:p>
          </draw:text-box>
        </draw:frame>
        <draw:frame draw:style-name="gr2" draw:text-style-name="P7" draw:layer="layout" svg:width="4.4cm" svg:height="0.962cm" svg:x="1.2cm" svg:y="5.2cm">
          <draw:text-box>
            <text:p text:style-name="P7"><text:span text:style-name="T4">Lato server</text:span></text:p>
          </draw:text-box>
        </draw:frame>
        <draw:custom-shape draw:style-name="gr3" draw:text-style-name="P5" xml:id="id10" draw:id="id10" draw:layer="layout" svg:width="4.8cm" svg:height="1.8cm" svg:x="17.2cm" svg:y="7.8cm">
          <text:p text:style-name="P5">Proxy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8" draw:layer="layout" svg:x1="19.6cm" svg:y1="7.8cm" svg:x2="16.8cm" svg:y2="5.3cm" draw:start-shape="id10" draw:start-glue-point="4" draw:end-shape="id11" draw:end-glue-point="7" svg:d="m19600 7800v-2500h-2800" svg:viewBox="0 0 2801 2501">
          <text:p/>
        </draw:connector>
        <draw:custom-shape draw:style-name="gr3" draw:text-style-name="P5" xml:id="id12" draw:id="id12" draw:layer="layout" svg:width="4.8cm" svg:height="1.8cm" svg:x="17.199cm" svg:y="12.099cm">
          <text:p text:style-name="P5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9.599cm" svg:y1="12.099cm" svg:x2="19.6cm" svg:y2="9.6cm" draw:start-shape="id12" draw:start-glue-point="4" draw:end-shape="id10" draw:end-glue-point="6" svg:d="m19599 12099v-1249h1v-1250" svg:viewBox="0 0 2 2500">
          <text:p/>
        </draw:connector>
        <draw:frame draw:style-name="gr2" draw:text-style-name="P5" draw:layer="layout" svg:width="4.6cm" svg:height="0.839cm" svg:x="19cm" svg:y="10.4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16.9cm" svg:y="4.601cm">
          <draw:text-box>
            <text:p text:style-name="P5"><text:span text:style-name="T6">&lt;implements&gt;</text:span></text:p>
          </draw:text-box>
        </draw:frame>
        <draw:custom-shape draw:style-name="gr3" draw:text-style-name="P5" xml:id="id13" draw:id="id13" draw:layer="layout" svg:width="4.8cm" svg:height="1.8cm" svg:x="5.699cm" svg:y="6.499cm">
          <text:p text:style-name="P5">Skelet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3" draw:layer="layout" svg:x1="8.099cm" svg:y1="6.499cm" svg:x2="10.6cm" svg:y2="5.3cm" draw:start-shape="id13" draw:start-glue-point="4" draw:end-shape="id11" draw:end-glue-point="5" svg:d="m8099 6499v-1199h2501" svg:viewBox="0 0 2502 1200">
          <text:p/>
        </draw:connector>
        <draw:frame draw:style-name="gr2" draw:text-style-name="P5" draw:layer="layout" svg:width="4.6cm" svg:height="0.839cm" svg:x="6.1cm" svg:y="4.461cm">
          <draw:text-box>
            <text:p text:style-name="P5"><text:span text:style-name="T6">&lt;implements&gt;</text:span></text:p>
          </draw:text-box>
        </draw:frame>
        <draw:custom-shape draw:style-name="gr3" draw:text-style-name="P5" xml:id="id14" draw:id="id14" draw:layer="layout" svg:width="4.8cm" svg:height="1.8cm" svg:x="1.6cm" svg:y="12.8cm">
          <text:p text:style-name="P5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15" draw:id="id15" draw:layer="layout" svg:width="4.8cm" svg:height="1.8cm" svg:x="5.699cm" svg:y="9.999cm">
          <text:p text:style-name="P5">Serve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6.4cm" svg:y1="13.7cm" svg:x2="8.099cm" svg:y2="11.799cm" draw:start-shape="id14" draw:start-glue-point="7" draw:end-shape="id15" draw:end-glue-point="6" svg:d="m6400 13700h1699v-1901" svg:viewBox="0 0 1700 1902">
          <text:p/>
        </draw:connector>
        <draw:connector draw:style-name="gr10" draw:text-style-name="P3" draw:layer="layout" svg:x1="8.099cm" svg:y1="9.999cm" svg:x2="8.099cm" svg:y2="8.299cm" draw:start-shape="id15" draw:start-glue-point="4" draw:end-shape="id13" draw:end-glue-point="6" svg:d="m8099 9999v-1700" svg:viewBox="0 0 1 1701">
          <text:p/>
        </draw:connector>
        <draw:frame draw:style-name="gr2" draw:text-style-name="P5" draw:layer="layout" svg:width="4.6cm" svg:height="0.839cm" svg:x="7.4cm" svg:y="12.561cm">
          <draw:text-box>
            <text:p text:style-name="P5"><text:span text:style-name="T6">&lt;delegates&gt;</text:span></text:p>
          </draw:text-box>
        </draw:frame>
        <draw:connector draw:style-name="gr10" draw:text-style-name="P3" draw:layer="layout" svg:x1="4cm" svg:y1="12.8cm" svg:x2="5.699cm" svg:y2="7.399cm" draw:start-shape="id14" draw:start-glue-point="4" draw:end-shape="id13" draw:end-glue-point="5" svg:d="m4000 12800v-5401h1699" svg:viewBox="0 0 1700 5402">
          <text:p/>
        </draw:connector>
        <draw:frame draw:style-name="gr2" draw:text-style-name="P5" draw:layer="layout" svg:width="4.6cm" svg:height="0.839cm" svg:x="7.4cm" svg:y="8.962cm">
          <draw:text-box>
            <text:p text:style-name="P5"><text:span text:style-name="T6">&lt;uses&gt;</text:span></text:p>
          </draw:text-box>
        </draw:frame>
        <draw:frame draw:style-name="gr2" draw:text-style-name="P5" draw:layer="layout" svg:width="4.6cm" svg:height="0.839cm" svg:x="7.4cm" svg:y="12.562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-0.043cm" svg:y="8.462cm">
          <draw:text-box>
            <text:p text:style-name="P5"><text:span text:style-name="T6">&lt;instantiates&gt;</text:span></text:p>
          </draw:text-box>
        </draw:frame>
        <draw:connector draw:style-name="gr11" draw:text-style-name="P3" draw:layer="layout" draw:type="line" svg:x1="11.205cm" svg:y1="10.799cm" svg:x2="16.577cm" svg:y2="8.828cm" svg:d="m11205 10799 5372-1971" svg:viewBox="0 0 5373 1972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custom-shape draw:style-name="gr3" draw:text-style-name="P5" xml:id="id17" draw:id="id17" draw:layer="layout" svg:width="6.2cm" svg:height="2.2cm" svg:x="10.6cm" svg:y="4.2cm">
          <text:p text:style-name="P5">ServerInterface</text:p>
          <text:p text:style-name="P5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5.6cm" svg:height="3.2cm" svg:x="5.4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7" draw:layer="layout" svg:width="4.4cm" svg:height="0.962cm" svg:x="23.2cm" svg:y="5.2cm">
          <draw:text-box>
            <text:p text:style-name="P7"><text:span text:style-name="T4">Lato client</text:span></text:p>
          </draw:text-box>
        </draw:frame>
        <draw:frame draw:style-name="gr2" draw:text-style-name="P7" draw:layer="layout" svg:width="4.4cm" svg:height="0.962cm" svg:x="1.2cm" svg:y="5.2cm">
          <draw:text-box>
            <text:p text:style-name="P7"><text:span text:style-name="T4">Lato server</text:span></text:p>
          </draw:text-box>
        </draw:frame>
        <draw:custom-shape draw:style-name="gr3" draw:text-style-name="P5" xml:id="id16" draw:id="id16" draw:layer="layout" svg:width="4.8cm" svg:height="1.8cm" svg:x="17.2cm" svg:y="7.8cm">
          <text:p text:style-name="P5">Proxy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8" draw:layer="layout" svg:x1="19.6cm" svg:y1="7.8cm" svg:x2="16.8cm" svg:y2="5.3cm" draw:start-shape="id16" draw:start-glue-point="4" draw:end-shape="id17" draw:end-glue-point="7" svg:d="m19600 7800v-2500h-2800" svg:viewBox="0 0 2801 2501">
          <text:p/>
        </draw:connector>
        <draw:custom-shape draw:style-name="gr3" draw:text-style-name="P5" xml:id="id18" draw:id="id18" draw:layer="layout" svg:width="4.8cm" svg:height="1.8cm" svg:x="17.199cm" svg:y="12.099cm">
          <text:p text:style-name="P5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9.599cm" svg:y1="12.099cm" svg:x2="19.6cm" svg:y2="9.6cm" draw:start-shape="id18" draw:start-glue-point="4" draw:end-shape="id16" draw:end-glue-point="6" svg:d="m19599 12099v-1249h1v-1250" svg:viewBox="0 0 2 2500">
          <text:p/>
        </draw:connector>
        <draw:frame draw:style-name="gr2" draw:text-style-name="P5" draw:layer="layout" svg:width="4.6cm" svg:height="0.839cm" svg:x="19cm" svg:y="10.4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16.9cm" svg:y="4.601cm">
          <draw:text-box>
            <text:p text:style-name="P5"><text:span text:style-name="T6">&lt;implements&gt;</text:span></text:p>
          </draw:text-box>
        </draw:frame>
        <draw:connector draw:style-name="gr9" draw:text-style-name="P3" draw:layer="layout" svg:x1="8.2cm" svg:y1="7.8cm" svg:x2="10.6cm" svg:y2="5.3cm" draw:start-shape="id19" draw:start-glue-point="4" draw:end-shape="id17" draw:end-glue-point="5" svg:d="m8200 7800v-2500h2400" svg:viewBox="0 0 2401 2501">
          <text:p/>
        </draw:connector>
        <draw:frame draw:style-name="gr2" draw:text-style-name="P5" draw:layer="layout" svg:width="4.6cm" svg:height="0.839cm" svg:x="6.1cm" svg:y="4.461cm">
          <draw:text-box>
            <text:p text:style-name="P5"><text:span text:style-name="T6">&lt;implements&gt;</text:span></text:p>
          </draw:text-box>
        </draw:frame>
        <draw:custom-shape draw:style-name="gr3" draw:text-style-name="P5" xml:id="id20" draw:id="id20" draw:layer="layout" svg:width="4.8cm" svg:height="1.8cm" svg:x="1.6cm" svg:y="12.8cm">
          <text:p text:style-name="P5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19" draw:id="id19" draw:layer="layout" svg:width="4.8cm" svg:height="1.8cm" svg:x="5.8cm" svg:y="7.8cm">
          <text:p text:style-name="P5">Serve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6.4cm" svg:y1="13.7cm" svg:x2="8.2cm" svg:y2="9.6cm" draw:start-shape="id20" draw:start-glue-point="7" draw:end-shape="id19" draw:end-glue-point="6" svg:d="m6400 13700h1800v-4100" svg:viewBox="0 0 1801 4101">
          <text:p/>
        </draw:connector>
        <draw:frame draw:style-name="gr2" draw:text-style-name="P5" draw:layer="layout" svg:width="4.6cm" svg:height="0.839cm" svg:x="7.4cm" svg:y="12.561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7.4cm" svg:y="12.562cm">
          <draw:text-box>
            <text:p text:style-name="P5"><text:span text:style-name="T6">&lt;delegates&gt;</text:span></text:p>
          </draw:text-box>
        </draw:frame>
        <draw:connector draw:style-name="gr11" draw:text-style-name="P3" draw:layer="layout" draw:type="line" svg:x1="11.329cm" svg:y1="8.747cm" svg:x2="16.458cm" svg:y2="8.72cm" svg:d="m11329 8747 5129-27" svg:viewBox="0 0 5130 28">
          <text:p/>
        </draw:connector>
        <draw:frame draw:style-name="gr14" draw:text-style-name="P6" draw:layer="layout" svg:width="24cm" svg:height="4.548cm" svg:x="1.919cm" svg:y="15.214cm">
          <draw:text-box>
            <text:p text:style-name="P6"><text:span text:style-name="T5">In problemi semplici, questi due elementi possono essere uniti in un unico elemento.</text:span></text:p>
            <text:p text:style-name="P6"><text:span text:style-name="T5">In questo esercizio è consigliato farl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custom-shape draw:style-name="gr3" draw:text-style-name="P5" xml:id="id22" draw:id="id22" draw:layer="layout" svg:width="6.2cm" svg:height="2.2cm" svg:x="10.6cm" svg:y="4.2cm">
          <text:p text:style-name="P5">ServerInterface</text:p>
          <text:p text:style-name="P5"><text:span text:style-name="T4">&lt;interface&gt;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attern Proxy</text:p>
          </draw:text-box>
        </draw:frame>
        <draw:line draw:style-name="gr4" draw:text-style-name="P3" draw:layer="layout" svg:x1="13.6cm" svg:y1="6.8cm" svg:x2="13.6cm" svg:y2="15cm">
          <text:p/>
        </draw:line>
        <draw:frame draw:style-name="gr2" draw:text-style-name="P7" draw:layer="layout" svg:width="4.4cm" svg:height="0.962cm" svg:x="23.2cm" svg:y="5.2cm">
          <draw:text-box>
            <text:p text:style-name="P7"><text:span text:style-name="T4">Lato client</text:span></text:p>
          </draw:text-box>
        </draw:frame>
        <draw:frame draw:style-name="gr2" draw:text-style-name="P7" draw:layer="layout" svg:width="4.4cm" svg:height="0.962cm" svg:x="1.2cm" svg:y="5.2cm">
          <draw:text-box>
            <text:p text:style-name="P7"><text:span text:style-name="T4">Lato server</text:span></text:p>
          </draw:text-box>
        </draw:frame>
        <draw:custom-shape draw:style-name="gr3" draw:text-style-name="P5" xml:id="id21" draw:id="id21" draw:layer="layout" svg:width="4.8cm" svg:height="1.8cm" svg:x="17.2cm" svg:y="7.8cm">
          <text:p text:style-name="P5">Proxy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8" draw:layer="layout" svg:x1="19.6cm" svg:y1="7.8cm" svg:x2="16.8cm" svg:y2="5.3cm" draw:start-shape="id21" draw:start-glue-point="4" draw:end-shape="id22" draw:end-glue-point="7" svg:d="m19600 7800v-2500h-2800" svg:viewBox="0 0 2801 2501">
          <text:p/>
        </draw:connector>
        <draw:custom-shape draw:style-name="gr3" draw:text-style-name="P5" xml:id="id23" draw:id="id23" draw:layer="layout" svg:width="4.8cm" svg:height="1.8cm" svg:x="17.199cm" svg:y="12.099cm">
          <text:p text:style-name="P5">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19.599cm" svg:y1="12.099cm" svg:x2="19.6cm" svg:y2="9.6cm" draw:start-shape="id23" draw:start-glue-point="4" draw:end-shape="id21" draw:end-glue-point="6" svg:d="m19599 12099v-1249h1v-1250" svg:viewBox="0 0 2 2500">
          <text:p/>
        </draw:connector>
        <draw:frame draw:style-name="gr2" draw:text-style-name="P5" draw:layer="layout" svg:width="4.6cm" svg:height="0.839cm" svg:x="19cm" svg:y="10.4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16.9cm" svg:y="4.601cm">
          <draw:text-box>
            <text:p text:style-name="P5"><text:span text:style-name="T6">&lt;implements&gt;</text:span></text:p>
          </draw:text-box>
        </draw:frame>
        <draw:connector draw:style-name="gr9" draw:text-style-name="P3" draw:layer="layout" svg:x1="8.2cm" svg:y1="7.8cm" svg:x2="10.6cm" svg:y2="5.3cm" draw:start-shape="id24" draw:start-glue-point="4" draw:end-shape="id22" draw:end-glue-point="5" svg:d="m8200 7800v-2500h2400" svg:viewBox="0 0 2401 2501">
          <text:p/>
        </draw:connector>
        <draw:frame draw:style-name="gr2" draw:text-style-name="P5" draw:layer="layout" svg:width="4.6cm" svg:height="0.839cm" svg:x="6.1cm" svg:y="4.461cm">
          <draw:text-box>
            <text:p text:style-name="P5"><text:span text:style-name="T6">&lt;implements&gt;</text:span></text:p>
          </draw:text-box>
        </draw:frame>
        <draw:custom-shape draw:style-name="gr3" draw:text-style-name="P5" xml:id="id25" draw:id="id25" draw:layer="layout" svg:width="4.8cm" svg:height="1.8cm" svg:x="1.6cm" svg:y="12.8cm">
          <text:p text:style-name="P5">Serv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4" draw:id="id24" draw:layer="layout" svg:width="4.8cm" svg:height="1.8cm" svg:x="5.8cm" svg:y="7.8cm">
          <text:p text:style-name="P5">ServeCli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6.4cm" svg:y1="13.7cm" svg:x2="8.2cm" svg:y2="9.6cm" draw:start-shape="id25" draw:start-glue-point="7" draw:end-shape="id24" draw:end-glue-point="6" svg:d="m6400 13700h1800v-4100" svg:viewBox="0 0 1801 4101">
          <text:p/>
        </draw:connector>
        <draw:frame draw:style-name="gr2" draw:text-style-name="P5" draw:layer="layout" svg:width="4.6cm" svg:height="0.839cm" svg:x="7.4cm" svg:y="12.561cm">
          <draw:text-box>
            <text:p text:style-name="P5"><text:span text:style-name="T6">&lt;delegates&gt;</text:span></text:p>
          </draw:text-box>
        </draw:frame>
        <draw:frame draw:style-name="gr2" draw:text-style-name="P5" draw:layer="layout" svg:width="4.6cm" svg:height="0.839cm" svg:x="7.4cm" svg:y="12.562cm">
          <draw:text-box>
            <text:p text:style-name="P5"><text:span text:style-name="T6">&lt;delegates&gt;</text:span></text:p>
          </draw:text-box>
        </draw:frame>
        <draw:connector draw:style-name="gr11" draw:text-style-name="P3" draw:layer="layout" draw:type="line" svg:x1="11.329cm" svg:y1="8.747cm" svg:x2="16.458cm" svg:y2="8.72cm" svg:d="m11329 8747 5129-27" svg:viewBox="0 0 5130 28">
          <text:p/>
        </draw:connector>
        <draw:frame draw:style-name="gr15" draw:text-style-name="P6" draw:layer="layout" svg:width="24cm" svg:height="4.049cm" svg:x="1.919cm" svg:y="15.214cm">
          <draw:text-box>
            <text:p text:style-name="P6"><text:span text:style-name="T5">L'oggetto che tiene il conteggio dei voti (già implementato) è istanziato dal server e condiviso tra i thread</text:span></text:p>
          </draw:text-box>
        </draw:frame>
        <draw:custom-shape draw:style-name="gr3" draw:text-style-name="P3" xml:id="id26" draw:id="id26" draw:layer="layout" svg:width="3.6cm" svg:height="1.6cm" svg:x="1.3cm" svg:y="8cm">
          <text:p text:style-name="P3">Result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draw:type="line" svg:x1="4cm" svg:y1="12.8cm" svg:x2="3.1cm" svg:y2="9.6cm" draw:start-shape="id25" draw:start-glue-point="4" draw:end-shape="id26" draw:end-glue-point="6" svg:d="m4000 12800-900-3200" svg:viewBox="0 0 901 3201">
          <text:p/>
        </draw:connector>
        <draw:connector draw:style-name="gr10" draw:text-style-name="P3" draw:layer="layout" draw:type="line" svg:x1="5.8cm" svg:y1="8.7cm" svg:x2="4.9cm" svg:y2="8.8cm" draw:start-shape="id24" draw:start-glue-point="5" draw:end-shape="id26" draw:end-glue-point="7" svg:d="m5800 8700-900 100" svg:viewBox="0 0 901 101">
          <text:p/>
        </draw:connector>
        <draw:frame draw:style-name="gr2" draw:text-style-name="P5" draw:layer="layout" svg:width="4.6cm" svg:height="0.839cm" svg:x="3cm" svg:y="10.863cm">
          <draw:text-box>
            <text:p text:style-name="P5"><text:span text:style-name="T6">&lt;instantiates&gt;</text:span></text:p>
          </draw:text-box>
        </draw:frame>
        <draw:frame draw:style-name="gr2" draw:text-style-name="P5" draw:layer="layout" svg:width="4.6cm" svg:height="0.839cm" svg:x="3cm" svg:y="7.161cm">
          <draw:text-box>
            <text:p text:style-name="P5"><text:span text:style-name="T6">&lt;use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tocollo di comunicazione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Tutto tramite oggetti String scritti sullo stream della socket.</text:p>
              </text:list-item>
            </text:list>
            <text:list text:style-name="L4">
              <text:list-item>
                <text:p><text:s/>Add results</text:p>
              </text:list-item>
            </text:list>
            <text:list text:style-name="L5">
              <text:list-item>
                <text:list>
                  <text:list-item>
                    <text:p>Client invia: <text:span text:style-name="T7">&lt;add&gt; party votes</text:span></text:p>
                  </text:list-item>
                  <text:list-item>
                    <text:p>Server ritorna: nulla</text:p>
                  </text:list-item>
                  <text:list-item>
                    <text:p>Esempio:</text:p>
                    <text:list>
                      <text:list-item>
                        <text:p>&lt;add&gt; partito 5</text:p>
                        <text:p>Deve aggiungere 5 voti a “partito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tocollo di comunicazione</text:p>
          </draw:text-box>
        </draw:frame>
        <draw:frame presentation:style-name="pr6" draw:layer="layout" svg:width="24.599cm" svg:height="14.339cm" svg:x="2cm" svg:y="5.5cm" presentation:class="outline" presentation:user-transformed="true">
          <draw:text-box>
            <text:list text:style-name="L6">
              <text:list-item>
                <text:p><text:s/>Winner</text:p>
              </text:list-item>
            </text:list>
            <text:list text:style-name="L7">
              <text:list-item>
                <text:list>
                  <text:list-item>
                    <text:p>Client invia: <text:span text:style-name="T7">&lt;winner&gt;</text:span></text:p>
                  </text:list-item>
                  <text:list-item>
                    <text:p>Server ritorna: <text:span text:style-name="T7">nomePartito</text:span></text:p>
                  </text:list-item>
                  <text:list-item>
                    <text:p>Deve restituire sullo stream il nome del partito che ha più voti</text:p>
                  </text:list-item>
                </text:list>
              </text:list-item>
            </text:list>
            <text:list text:style-name="L8">
              <text:list-item>
                <text:p><text:s/>Results</text:p>
              </text:list-item>
            </text:list>
            <text:list text:style-name="L7">
              <text:list-item>
                <text:list>
                  <text:list-item>
                    <text:p>Client invia: <text:span text:style-name="T7">&lt;results&gt;</text:span></text:p>
                  </text:list-item>
                  <text:list-item>
                    <text:p>Server ritorna: <text:span text:style-name="T7">partito1 voti1 partito2 voti2</text:span> [ecc]</text:p>
                  </text:list-item>
                  <text:list-item>
                    <text:p>Ciascun partito con il suo relativo totale dei voti in una uncia stringa separati da spaz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tocollo di comunicazione</text:p>
          </draw:text-box>
        </draw:frame>
        <draw:frame presentation:style-name="pr7" draw:layer="layout" svg:width="24.599cm" svg:height="12.18cm" svg:x="2cm" svg:y="5.5cm" presentation:class="outline" presentation:user-transformed="true">
          <draw:text-box>
            <text:list text:style-name="L9">
              <text:list-item>
                <text:p><text:s/>Close</text:p>
              </text:list-item>
            </text:list>
            <text:list text:style-name="L10">
              <text:list-item>
                <text:list>
                  <text:list-item>
                    <text:p>Client invia: <text:span text:style-name="T8">&lt;close&gt;</text:span></text:p>
                  </text:list-item>
                  <text:list-item>
                    <text:p>Server risponde: nulla</text:p>
                  </text:list-item>
                  <text:list-item>
                    <text:p>Il server chiude la comunicazione così come il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marker draw:name="Triangle_20_unfilled" draw:display-name="Triangle unfilled" svg:viewBox="0 0 3000 3000" svg:d="m1500 0 1500 3000h-3000zm0 447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 draw:fill-image-width="0cm" draw:fill-image-height="0cm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6-10T16:56:13</dc:date>
    <meta:editing-duration>P5DT16H11M49S</meta:editing-duration>
    <meta:editing-cycles>33</meta:editing-cycles>
    <meta:generator>LibreOffice/3.5$Linux_X86_64 LibreOffice_project/350m1$Build-2</meta:generator>
    <meta:document-statistic meta:object-count="187"/>
  </office:meta>
</office:document-meta>
</file>